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Preformatted_20_Text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explicativo de los commits de AD.</text:p>
      <text:p text:style-name="P1"/>
      <text:p text:style-name="P2"/>
      <text:p text:style-name="P2"><text:span text:style-name="T1">Fecha:</text:span> 14-01-2014</text:p>
      <text:p text:style-name="P2"><text:span text:style-name="T1">Comentario:</text:span> Subo Pgestion</text:p>
      <text:p text:style-name="P2"/>
      <text:p text:style-name="P2">Creo la solución Pgestion basada en Pventa.</text:p>
      <text:p text:style-name="P2"/>
      <text:p text:style-name="P2"><text:span text:style-name="T1">Fecha:</text:span> 16-01-2014</text:p>
      <text:p text:style-name="P2"><text:span text:style-name="T1">Comentario:</text:span> Añado PGestionMVC</text:p>
      <text:p text:style-name="P2"/>
      <text:p text:style-name="P2">Añado PgestionMVC para trabajar con Modelo-Vista-Controlador</text:p>
      <text:p text:style-name="P2"/>
      <text:p text:style-name="P2"><text:span text:style-name="T1">Fecha:</text:span> 23-01-2014</text:p>
      <text:p text:style-name="P2"><text:span text:style-name="T1">Comentario:</text:span> PgestionMVC con delegados</text:p>
      <text:p text:style-name="P2"/>
      <text:p text:style-name="P2"/>
      <text:p text:style-name="P2"><text:span text:style-name="T1">Fecha:</text:span> 28-01-2014</text:p>
      <text:p text:style-name="P2"><text:span text:style-name="T1">Comentario:</text:span> Añado PReflection</text:p>
      <text:p text:style-name="P2"/>
      <text:p text:style-name="P2"/>
      <text:p text:style-name="P2"><text:span text:style-name="T1">Fecha:</text:span> 30-01-2014</text:p>
      <text:p text:style-name="P2"><text:span text:style-name="T1">Comentario:</text:span> Añado ModelHelper</text:p>
      <text:p text:style-name="P2"/>
      <text:p text:style-name="P2"/>
      <text:p text:style-name="P2"><text:span text:style-name="T1">Fecha:</text:span> 03-02-2014</text:p>
      <text:p text:style-name="P2"><text:span text:style-name="T1">Comentario:</text:span> Modifico ModelHelper</text:p>
      <text:p text:style-name="P2"/>
      <text:p text:style-name="P2"/>
      <text:p text:style-name="P2"><text:span text:style-name="T1">Fecha:</text:span> 04-02-2014</text:p>
      <text:p text:style-name="P2"><text:span text:style-name="T1">Comentario:</text:span> Añadido GetUpdate y empezado Save</text:p>
      <text:p text:style-name="P2"/>
      <text:p text:style-name="P2">Hago el GetUpdate basándome en el update de categoría y empiezo <text:s/>el Save basándome también en el save de categoría.</text:p>
      <text:p text:style-name="P2"/>
      <text:p text:style-name="P2"/>
      <text:p text:style-name="P2"><text:span text:style-name="T1">Fecha:</text:span> 04-02-2014</text:p>
      <text:p text:style-name="P2"><text:span text:style-name="T1">Comentario:</text:span> Corrijo GetUpdate</text:p>
      <text:p text:style-name="P2"/>
      <text:p text:style-name="P2">Corrijo GetUpdate basándome en las indicaciones del profesor</text:p>
      <text:p text:style-name="P2"/>
      <text:p text:style-name="P2"><text:span text:style-name="T1">Fecha:</text:span> 06-02-2014</text:p>
      <text:p text:style-name="P2"><text:span text:style-name="T1">Comentario:</text:span> Añado ModelInfo y ModelInfoStore</text:p>
      <text:p text:style-name="P2"/>
      <text:p text:style-name="P2">Continuo con el GetInsert del ModelHelper</text:p>
      <text:p text:style-name="P2"/>
      <text:p text:style-name="P2"><text:span text:style-name="T1">Fecha:</text:span> 11-02-2014</text:p>
      <text:p text:style-name="P2"><text:span text:style-name="T1">Comentario:</text:span> Añado UpdateText y me falta repasar el Insert</text:p>
      <text:p text:style-name="P2"/>
      <text:p text:style-name="P2">Intento arreglar el Insert en ModelHelper</text:p>
      <text:p text:style-name="P2">Añado <text:s/>setUpdateText en ModelInfo</text:p>
      <text:p text:style-name="P2">Añado a ModelInfoTest UpdateText e InsertText a falta de poder probarlos (no podía probarlos)</text:p>
      <text:p text:style-name="P2"><text:soft-page-break/></text:p>
      <text:p text:style-name="P2"/>
      <text:p text:style-name="P2"><text:span text:style-name="T1">Fecha:</text:span> 13-02-2014</text:p>
      <text:p text:style-name="P2"><text:span text:style-name="T1">Comentario:</text:span> Añado InsertText en ModelInfo a falta de comprobar</text:p>
      <text:p text:style-name="P2"/>
      <text:p text:style-name="P2">Añado setInsertText a ModelInfo </text:p>
      <text:p text:style-name="P2"/>
      <text:p text:style-name="P2"><text:span text:style-name="T1">Fecha:</text:span> 15-02-2014</text:p>
      <text:p text:style-name="P2"><text:span text:style-name="T1">Comentario:</text:span> Corrijo GetInsert de ModelHelper y continuo InsertText de ModelInfo</text:p>
      <text:p text:style-name="P2"/>
      <text:p text:style-name="P2">Continuo añadiendo cosas pero no puedo hacer los test.</text:p>
      <text:p text:style-name="P2"/>
      <text:p text:style-name="P2"><text:span text:style-name="T1">Fecha:</text:span> 16-02-2014</text:p>
      <text:p text:style-name="P2"><text:span text:style-name="T1">Comentario:</text:span> Añado setSelectedText a ModelInfo y SelectText a ModelInfoTest</text:p>
      <text:p text:style-name="P2"/>
      <text:p text:style-name="P2">He añadido setSelectText a ModelInfo a falta de poder probar y tambien el SelectText a ModelInfoTest, ahora revisandolo detecto un error en el SelectText falta igualar el id a @id</text:p>
      <text:p text:style-name="P2"/>
      <text:p text:style-name="P2"><text:bookmark text:name="pserpisad-pserpisad-modelinfo-cs-P13"/>private void setSelectText(){</text:p>
      <text:p text:style-name="P2"><text:tab/>List&lt;string&gt; fieldParameters = new List&lt;string&gt;();</text:p>
      <text:p text:style-name="P2"><text:tab/>foreach (string fieldName in fieldNames)</text:p>
      <text:p text:style-name="P2"><text:tab/><text:tab/> fieldParameters.Add(fieldName);</text:p>
      <text:p text:style-name="P2">selectText = string.Format("select {0} from {1} where {2}=",</text:p>
      <text:p text:style-name="P2"><text:tab/><text:tab/><text:tab/> string.Join(", ", fieldNames), </text:p>
      <text:p text:style-name="P2"><text:tab/><text:tab/><text:tab/> tableName, </text:p>
      <text:p text:style-name="P2"><text:tab/><text:tab/><text:tab/>keyName + <text:s/>"=@" + keyName);</text:p>
      <text:p text:style-name="P2">}</text:p>
      <text:p text:style-name="P2"/>
      <text:p text:style-name="P2">public void SelectText(){</text:p>
      <text:p text:style-name="P2"><text:tab/>ModelInfo modelInfo = ModelInfoStore.Get(typeof(ModelInfoFoo));</text:p>
      <text:p text:style-name="P2"><text:tab/>Assert.AreEqual("select nombre from modelinfofoo where id<text:span text:style-name="T3">=</text:span><text:span text:style-name="T2">@id",</text:span> modelInfo.SelectText);</text:p>
      <text:p text:style-name="P2"/>
      <text:p text:style-name="P2"><text:tab/>modelInfo = ModelInfoStore.Get(typeof(ModelInfoBar));</text:p>
      <text:p text:style-name="P2"><text:tab/>Assert.AreEqual("select nombre, precio from modelinfobar where id=<text:span text:style-name="T2">@id</text:span>", <text:tab/><text:tab/><text:tab/><text:tab/>modelInfo.SelectText);</text:p>
      <text:p text:style-name="P2">}</text:p>
      <text:p text:style-name="P4"/>
      <text:p text:style-name="P2"/>
      <text:p text:style-name="P2"><text:span text:style-name="T1">Fecha:</text:span> 16-02-2014</text:p>
      <text:p text:style-name="P2"><text:span text:style-name="T1">Comentario:</text:span> Añado getUpdate a ModelHelperTest</text:p>
      <text:p text:style-name="P2"/>
      <text:p text:style-name="P2">En este commit ha añadido el test de getUpdate a ModelhelperTest guiandome con los test realizados anteriormente</text:p>
      <text:p text:style-name="P2"/>
      <text:p text:style-name="P2">[Test ()]</text:p>
      <text:p text:style-name="P2">public void GetUpdate(){</text:p>
      <text:p text:style-name="P2"><text:tab/>string selectText;</text:p>
      <text:p text:style-name="P2"><text:tab/>string expected;</text:p>
      <text:p text:style-name="P2"><text:tab/>selectText = ModelHelper.GetUpdate(typeof(ModelHelperFoo));</text:p>
      <text:p text:style-name="P2"><text:tab/>expected = "update modelhelperfoo set nombre=@nombre where<text:span text:style-name="T3"> </text:span><text:a xlink:type="simple" xlink:href="mailto:id%3D@id"><text:span text:style-name="T4">id=@id</text:span></text:a>";</text:p>
      <text:p text:style-name="P2"><text:tab/>Assert.AreEqual (expected, selectText);</text:p>
      <text:p text:style-name="P2"><text:tab/>selectText = ModelHelper.GetUpdate(typeof(ModelHelperBar));</text:p>
      <text:p text:style-name="P2"><text:soft-page-break/><text:tab/>expected = "update modelhelperbar set nombre=@nombre, precio=@precio where <text:tab/><text:tab/>id=@id";</text:p>
      <text:p text:style-name="P2"><text:tab/>Assert.AreEqual (expected, selectText);</text:p>
      <text:p text:style-name="P2">}</text:p>
      <text:p text:style-name="P4"/>
      <text:p text:style-name="P4"/>
      <text:p text:style-name="P4"/>
      <text:p text:style-name="P4"/>
      <text:p text:style-name="P2">Ignacio Vives <text:tab/><text:tab/><text:tab/><text:tab/><text:tab/><text:tab/><text:tab/>luis.velasco.serpis@gmail.com </text:p>
      <text:p text:style-name="P2"/>
      <text:p text:style-name="P2">AD: </text:p>
      <text:p text:style-name="P2"/>
      <text:p text:style-name="P2">Nota: 5</text:p>
      <text:p text:style-name="P2"/>
      <text:p text:style-name="P2">Conocimientos: </text:p>
      <text:p text:style-name="P2"/>
      <text:p text:style-name="P2">He aprendido como funciona GTK y como crear una librería de soluciones genéricas y como poder </text:p>
      <text:p text:style-name="P2">usarla con otras soluciones. También he aprendido a crear conexiones con bases de datos, a recoger </text:p>
      <text:p text:style-name="P2">datos, a añadir datos, a editarlos y a borrar datos de asas bases de datos, también a refrescar la vista </text:p>
      <text:p text:style-name="P2">mostrada de la base de datos. </text:p>
      <text:p text:style-name="P2">Hemos visto como crear genéricos pala la librería</text:p>
      <text:p text:style-name="P2"/>
      <text:p text:style-name="P2">Trabajo: </text:p>
      <text:p text:style-name="P2"/>
      <text:p text:style-name="P2">He seguido atentamente las clases tratando de aplicar lo impartido y he tratado de realizar los ejercicios propuestos aunque en ocasiones me he atascado y no he podido terminarlos, tratando después de corregirlos siguiendo las explicaciones de Luis y comentando con los compañeros la posible solución.</text:p>
      <text:p text:style-name="P2">Me pongo esta nota porque reconozco que podría haberle dedicado más horas a la asignatura pero aun así, he intentado con mayor o menor fortuna resolver los ejercicios propuestos. <text:s/></text:p>
      <text:p text:style-name="P2"/>
      <text:p text:style-name="P2">Nota justa: </text:p>
      <text:p text:style-name="P2">5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4-02-18T09:15:47</meta:creation-date>
    <dc:date>2014-02-19T22:53:03</dc:date>
    <dc:creator>nacho </dc:creator>
    <meta:editing-duration>PT2H19M34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3" meta:paragraph-count="81" meta:word-count="490" meta:character-count="3767" meta:non-whitespace-character-count="3300"/>
  </office:meta>
</office:document-meta>
</file>